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標楷體" svg:font-family="標楷體" style:font-family-generic="script" style:font-pitch="fixed"/>
    <style:font-face style:name="1HoonSaemaulundong R" svg:font-family="'1HoonSaemaulundong 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新細明體1" svg:font-family="新細明體" style:font-family-generic="roman" style:font-pitch="variable"/>
    <style:font-face style:name="Arial" svg:font-family="Arial" style:font-family-generic="swiss" style:font-pitch="variable"/>
    <style:font-face style:name="Mangal" svg:font-family="Mangal" style:font-family-generic="system" style:font-pitch="variable"/>
    <style:font-face style:name="新細明體" svg:font-family="新細明體"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8pt" style:font-name-asian="標楷體" style:font-size-asian="18pt" style:language-asian="zh" style:country-asian="TW" style:font-size-complex="18pt"/>
    </style:style>
    <style:style style:name="P3" style:family="paragraph" style:parent-style-name="Standard" style:master-page-name="">
      <style:paragraph-properties fo:margin-left="0cm" fo:margin-right="0cm" fo:line-height="150%" fo:text-align="start" style:justify-single-word="false" fo:text-indent="0cm" style:auto-text-indent="false" style:page-number="auto"/>
      <style:text-properties style:font-name="標楷體" fo:font-size="14pt" style:font-name-asian="標楷體" style:font-size-asian="14pt" style:language-asian="zh" style:country-asian="TW" style:font-size-complex="14pt"/>
    </style:style>
    <style:style style:name="P4" style:family="paragraph" style:parent-style-name="Standard" style:list-style-name="L1">
      <style:paragraph-properties fo:line-height="150%" fo:text-align="start" style:justify-single-word="false"/>
      <style:text-properties style:font-name="標楷體" fo:font-size="14pt" style:font-name-asian="標楷體" style:font-size-asian="14pt" style:language-asian="zh" style:country-asian="TW" style:font-size-complex="14pt"/>
    </style:style>
    <style:style style:name="P5" style:family="paragraph" style:parent-style-name="Standard" style:list-style-name="L5">
      <style:paragraph-properties fo:line-height="150%" fo:text-align="start" style:justify-single-word="false"/>
      <style:text-properties style:font-name="標楷體" fo:font-size="14pt" style:font-name-asian="標楷體" style:font-size-asian="14pt" style:language-asian="zh" style:country-asian="TW" style:font-size-complex="14pt"/>
    </style:style>
    <style:style style:name="P6" style:family="paragraph" style:parent-style-name="Standard" style:list-style-name="L2">
      <style:paragraph-properties fo:line-height="150%" fo:text-align="start" style:justify-single-word="false"/>
      <style:text-properties fo:font-size="14pt" style:font-name-asian="標楷體" style:font-size-asian="14pt" style:language-asian="zh" style:country-asian="TW" style:font-size-complex="14pt"/>
    </style:style>
    <style:style style:name="P7" style:family="paragraph" style:parent-style-name="Standard" style:list-style-name="L3">
      <style:paragraph-properties fo:line-height="150%" fo:text-align="start" style:justify-single-word="false"/>
      <style:text-properties fo:font-size="14pt" style:font-name-asian="標楷體" style:font-size-asian="14pt" style:language-asian="zh" style:country-asian="TW" style:font-size-complex="14pt"/>
    </style:style>
    <style:style style:name="P8" style:family="paragraph" style:parent-style-name="Standard" style:list-style-name="L4">
      <style:paragraph-properties fo:line-height="150%" fo:text-align="start" style:justify-single-word="false"/>
      <style:text-properties fo:font-size="14pt" style:font-name-asian="標楷體" style:font-size-asian="14pt" style:language-asian="zh" style:country-asian="TW" style:font-size-complex="14pt"/>
    </style:style>
    <style:style style:name="P9" style:family="paragraph" style:parent-style-name="Standard" style:list-style-name="L5">
      <style:paragraph-properties fo:line-height="150%" fo:text-align="start" style:justify-single-word="false"/>
      <style:text-properties fo:font-size="14pt" style:font-size-asian="14pt" style:font-size-complex="14pt"/>
    </style:style>
    <style:style style:name="P10" style:family="paragraph" style:parent-style-name="Standard" style:list-style-name="L5">
      <style:paragraph-properties fo:line-height="150%" fo:text-align="start" style:justify-single-word="false"/>
      <style:text-properties fo:font-variant="normal" fo:text-transform="none" fo:color="#000000" style:font-name="標楷體" fo:font-size="14pt" fo:letter-spacing="normal" style:font-name-asian="標楷體" style:font-size-asian="14pt" style:language-asian="zh" style:country-asian="TW" style:font-style-asian="normal" style:font-weight-asian="normal" style:font-size-complex="14pt"/>
    </style:style>
    <style:style style:name="P11" style:family="paragraph" style:parent-style-name="Standard" style:list-style-name="L5">
      <style:paragraph-properties fo:line-height="150%" fo:text-align="start" style:justify-single-word="false"/>
    </style:style>
    <style:style style:name="T1" style:family="text">
      <style:text-properties style:language-asian="zh" style:country-asian="TW"/>
    </style:style>
    <style:style style:name="T2" style:family="text">
      <style:text-properties fo:font-variant="normal" fo:text-transform="none" fo:color="#000000" fo:letter-spacing="normal" style:language-asian="zh" style:country-asian="TW" style:font-style-asian="normal" style:font-weight-asian="normal"/>
    </style:style>
    <style:style style:name="T3" style:family="text">
      <style:text-properties fo:font-variant="normal" fo:text-transform="none" fo:color="#000000" fo:letter-spacing="normal" style:font-style-asian="normal" style:font-weight-asian="normal"/>
    </style:style>
    <style:style style:name="T4" style:family="text">
      <style:text-properties fo:font-variant="normal" fo:text-transform="none" fo:color="#000000" fo:letter-spacing="normal" style:font-name-asian="標楷體" style:font-style-asian="normal" style:font-weight-asian="normal"/>
    </style:style>
    <style:style style:name="T5" style:family="text">
      <style:text-properties fo:font-variant="normal" fo:text-transform="none" fo:color="#000000" style:font-name="標楷體" fo:font-size="14pt" fo:letter-spacing="normal" style:font-name-asian="標楷體" style:font-size-asian="14pt" style:language-asian="zh" style:country-asian="TW" style:font-style-asian="normal" style:font-weight-asian="normal" style:font-size-complex="14pt"/>
    </style:style>
    <style:style style:name="T6" style:family="text">
      <style:text-properties fo:font-variant="normal" fo:text-transform="none" fo:color="#000000" style:font-name="標楷體" fo:font-size="14pt" fo:letter-spacing="normal" style:font-name-asian="標楷體" style:font-size-asian="14pt" style:font-style-asian="normal" style:font-weight-asian="normal" style:font-size-complex="14pt"/>
    </style:style>
    <style:style style:name="T7" style:family="text">
      <style:text-properties fo:font-variant="normal" fo:text-transform="none" fo:color="#000000" style:font-name="標楷體" fo:font-size="14pt" fo:letter-spacing="normal" fo:font-style="normal" fo:font-weight="normal" style:font-name-asian="標楷體" style:font-size-asian="14pt" style:language-asian="zh" style:country-asian="TW" style:font-style-asian="normal" style:font-weight-asian="normal" style:font-size-complex="14pt"/>
    </style:style>
    <style:style style:name="T8" style:family="text">
      <style:text-properties fo:font-variant="normal" fo:text-transform="none" fo:color="#000000" style:font-name="標楷體" fo:letter-spacing="normal" style:font-name-asian="標楷體" style:language-asian="zh" style:country-asian="TW" style:font-style-asian="normal" style:font-weight-asian="normal"/>
    </style:style>
    <style:style style:name="T9" style:family="text">
      <style:text-properties fo:font-variant="normal" fo:text-transform="none" fo:color="#000000" style:font-name="標楷體" fo:letter-spacing="normal" style:font-name-asian="標楷體" style:font-style-asian="normal" style:font-weight-asian="normal"/>
    </style:style>
    <style:style style:name="T10" style:family="text">
      <style:text-properties fo:font-variant="normal" fo:text-transform="none" fo:color="#000000" style:font-name="標楷體" fo:letter-spacing="normal" fo:font-style="normal" fo:font-weight="normal" style:font-name-asian="標楷體" style:language-asian="zh" style:country-asian="TW" style:font-style-asian="normal" style:font-weight-asian="normal"/>
    </style:style>
    <style:style style:name="T11" style:family="text">
      <style:text-properties style:font-name="標楷體" fo:font-size="14pt" style:font-name-asian="標楷體" style:font-size-asian="14pt" style:language-asian="zh" style:country-asian="TW" style:font-size-complex="14pt"/>
    </style:style>
    <style:style style:name="T12" style:family="text">
      <style:text-properties style:font-name="標楷體" fo:font-size="14pt" style:font-name-asian="標楷體" style:font-size-asian="14pt" style:font-size-complex="14pt"/>
    </style:style>
    <style:style style:name="T13" style:family="text">
      <style:text-properties fo:font-size="14pt" style:font-size-asian="14pt" style:font-size-complex="14pt"/>
    </style:style>
    <text:list-style style:name="L1">
      <text:list-level-style-number text:level="1" style:num-suffix="、" style:num-format="一, 二, 三, ...">
        <style:list-level-properties text:list-level-position-and-space-mode="label-alignment">
          <style:list-level-label-alignment text:label-followed-by="nothing" fo:text-indent="0.021cm" fo:margin-left="0.019cm"/>
        </style:list-level-properties>
      </text:list-level-style-number>
      <text:list-level-style-number text:level="2" style:num-suffix="、" style:num-format="一, 二, 三, ...">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一, 二, 三, ...">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一, 二, 三, ...">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一, 二, 三, ...">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一, 二, 三, ...">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cm" fo:margin-left="1.97cm"/>
        </style:list-level-properties>
      </text:list-level-style-number>
      <text:list-level-style-number text:level="3" style:num-suffix="、" style:num-format="一, 二, 三, ...">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一, 二, 三, ...">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一, 二, 三, ...">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cm" fo:margin-left="1.9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cm" fo:margin-left="1.97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一, 二, 三, ..." text:start-value="6">
        <style:list-level-properties text:list-level-position-and-space-mode="label-alignment">
          <style:list-level-label-alignment text:label-followed-by="nothing" fo:text-indent="0.021cm" fo:margin-left="0.019cm"/>
        </style:list-level-properties>
      </text:list-level-style-number>
      <text:list-level-style-number text:level="2" style:num-suffix="." style:num-format="1">
        <style:list-level-properties text:list-level-position-and-space-mode="label-alignment">
          <style:list-level-label-alignment text:label-followed-by="listtab" fo:text-indent="-0.63cm" fo:margin-left="1.97cm"/>
        </style:list-level-properties>
      </text:list-level-style-number>
      <text:list-level-style-number text:level="3" style:num-suffix="、" style:num-format="一, 二, 三, ..." text:start-value="6">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一, 二, 三, ..." text:start-value="6">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一, 二, 三, ..." text:start-value="6">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一, 二, 三, ..." text:start-value="6">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一, 二, 三, ..." text:start-value="6">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一, 二, 三, ..." text:start-value="6">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一, 二, 三, ..." text:start-value="6">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一, 二, 三, ..." text:start-value="6">
        <style:list-level-properties text:list-level-position-and-space-mode="label-alignment">
          <style:list-level-label-alignment text:label-followed-by="nothing"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基隆市安樂地政事務所</text:p>
      <text:p text:style-name="P2">105年度7月份第2次主管會議紀錄</text:p>
      <text:p text:style-name="P2"/>
      <text:list xml:id="list2375855805981117344" text:style-name="L1">
        <text:list-item>
          <text:p text:style-name="P4">時間：中華民國105年7月27日下午2時整</text:p>
        </text:list-item>
        <text:list-item>
          <text:p text:style-name="P4">地點：三樓民眾談室</text:p>
        </text:list-item>
        <text:list-item>
          <text:p text:style-name="P4">主席：李主任慶華</text:p>
        </text:list-item>
        <text:list-item>
          <text:p text:style-name="P4">出席人員：張乃文、陳宗良、周力行、李美玲、潘惠婉 <text:s text:c="3"/>紀錄：陳苑蒨</text:p>
        </text:list-item>
        <text:list-item>
          <text:p text:style-name="P4">各單位報告事項：</text:p>
        </text:list-item>
      </text:list>
      <text:list xml:id="list3439257457523045383" text:style-name="L2">
        <text:list-item>
          <text:p text:style-name="P6">第一課</text:p>
        </text:list-item>
      </text:list>
      <text:list xml:id="list6621823041918917727" text:style-name="L3">
        <text:list-item>
          <text:p text:style-name="P7">本課7月1日至7月27日止，實價登錄案件共157件，其中憑證申報140件，線上申報紙本送件計4件，本所代填申報計13件，撤銷40件，駁回0件，另電話通知申報計10件。</text:p>
        </text:list-item>
        <text:list-item>
          <text:p text:style-name="P7">最近偽冒身分申辦案件日益頻繁，參酌他所辦理方式及為留存相關影像資料以備查驗，本課即日起須由審查人員以核對身分方式辦理之案件，將皆拍攝照片與案件共同歸檔。</text:p>
        </text:list-item>
        <text:list-item>
          <text:p text:style-name="P7">本市安樂區城上城案件，已完成783戶，有關因涉外國人須呈報市府與內政部之案件，業獲內政部備查故開始辦理登簿校對作業。</text:p>
        </text:list-item>
      </text:list>
      <text:list xml:id="list36672419" text:continue-list="list3439257457523045383" text:style-name="L2">
        <text:list-item>
          <text:p text:style-name="P6">第二課</text:p>
          <text:list>
            <text:list-item>
              <text:p text:style-name="P6">有關本市106、107年度辦理自地籍圖重測作業計畫，業已送交地政處審核。</text:p>
            </text:list-item>
            <text:list-item>
              <text:p text:style-name="P6">有關本所目前所使用之機車1台(車號：JJ6-778)已使用約15年，經常需更換老舊零件且維修用龐鉅，有汰舊換新之必要，業已編列106年度預算送審。</text:p>
            </text:list-item>
            <text:list-item>
              <text:p text:style-name="P6">有關森泰儀器有限公司為提供最新GNSS設備產品技術展示，將於7月28日辦理教育訓練。</text:p>
            </text:list-item>
          </text:list>
        </text:list-item>
        <text:list-item>
          <text:p text:style-name="P6">第三課</text:p>
          <text:list>
            <text:list-item>
              <text:p text:style-name="P6"><text:soft-page-break/>本所大樓管理員缺額奉核再次上網公開徵才，第一次公告無人應徵，第二次公告徵才至7月26日，俟星期五收件截止，請人事協助辦理後續遴用事宜。</text:p>
            </text:list-item>
            <text:list-item>
              <text:p text:style-name="P6">為預防登革熱發生，請各課轉知同仁落實清除孳生源「巡、倒、清、刷」四要訣，也就是經常巡檢、倒掉積水、減少容器、去除蟲卵。</text:p>
            </text:list-item>
            <text:list-item>
              <text:p text:style-name="P6">本所中元普渡訂於8月3日(星期三)農曆7月1日中午舉行，請各課轉知同仁，如因氣象等因素改期將另行通知。</text:p>
            </text:list-item>
          </text:list>
        </text:list-item>
        <text:list-item>
          <text:p text:style-name="P6">人事</text:p>
          <text:list>
            <text:list-item>
              <text:p text:style-name="P6">惠請轉知被遴派至基隆市政府參訓之同仁，務必準時出席，且勿遲到早退。 </text:p>
            </text:list-item>
            <text:list-item>
              <text:p text:style-name="P6">基隆市政府修正「基隆市政府及所屬各機關學校教職員工酒後駕車相關懲處標準表」，並惠請各課室主管轉知所屬同仁切莫酒駕，以免觸犯相關規定。 </text:p>
            </text:list-item>
          </text:list>
        </text:list-item>
        <text:list-item>
          <text:p text:style-name="P6">會計</text:p>
        </text:list-item>
      </text:list>
      <text:list xml:id="list759792855235390588" text:style-name="L4">
        <text:list-item>
          <text:list>
            <text:list-item>
              <text:p text:style-name="P8">依據市府105年7月20 日基府主歲貳字第1050231529號函，為籌編本市106年度總預算案，各課如有新計畫請將有關資料連同預算案儘快送達本室彙辦，本所預計8月3日送達市府。</text:p>
            </text:list-item>
            <text:list-item>
              <text:p text:style-name="P8">依據市府105年7月25日基府財務貳字第1050226688號函，為籌編本市106年度歲入預算，各課106年各項收入概估數，請參照上年度預估歲入增減及未來成長趨勢等情形詳實估計或以最近三年間實收狀況為根據，按增減原因估算之，儘快送達本室彙辦，本所預計8月3日送達市府。</text:p>
            </text:list-item>
          </text:list>
        </text:list-item>
      </text:list>
      <text:list xml:id="list3511695176971132044" text:style-name="L5">
        <text:list-item>
          <text:p text:style-name="P10">報告決議事項</text:p>
          <text:list>
            <text:list-item>
              <text:p text:style-name="P9"><text:span text:style-name="T8">審查人員於核對身分拍照存檔前，請務必向民眾詳細委婉說明，避免產生誤解。</text:span></text:p>
            </text:list-item>
            <text:list-item>
              <text:p text:style-name="P9"><text:soft-page-break/><text:span text:style-name="T8">儀器公司辦理之教育訓練請測量人員全程參與。</text:span></text:p>
            </text:list-item>
            <text:list-item>
              <text:p text:style-name="P9"><text:span text:style-name="T8">本所中元普渡於星期三中午舉行，因天氣較為乾燥炎熱，請同仁注意安全。</text:span></text:p>
            </text:list-item>
          </text:list>
        </text:list-item>
        <text:list-item>
          <text:p text:style-name="P10">主席指示事項</text:p>
          <text:list>
            <text:list-item>
              <text:p text:style-name="P9"><text:span text:style-name="T8">市長非常重視電話禮貌，此次本所</text:span><text:span text:style-name="T10">6</text:span><text:span text:style-name="T8">名同仁參加市府</text:span><text:span text:style-name="T10">8</text:span><text:span text:style-name="T8">月份電話禮貌教育訓練，請將心得傳達周圍共事者並用於平日工作上，使民眾感受到本所服務的用心。</text:span></text:p>
            </text:list-item>
            <text:list-item>
              <text:p text:style-name="P9"><text:span text:style-name="T10">105</text:span><text:span text:style-name="T8">年</text:span><text:span text:style-name="T10">6</text:span><text:span text:style-name="T8">月份本所公文處理成績平均速度為</text:span><text:span text:style-name="T10">1.07</text:span><text:span text:style-name="T8">天比</text:span><text:span text:style-name="T10">5</text:span><text:span text:style-name="T8">月增加</text:span><text:span text:style-name="T10">0.02</text:span><text:span text:style-name="T8">天，請同仁注意不論存查或發文案件，陳核批竣後應儘速送交收發，方屬結案。</text:span></text:p>
            </text:list-item>
            <text:list-item>
              <text:p text:style-name="P9"><text:span text:style-name="T9">二課地籍圖重測計畫及經費概算已送地政處，請多與地籍科連繫俾便了解陳報進度。</text:span></text:p>
            </text:list-item>
            <text:list-item>
              <text:p text:style-name="P11"><text:span text:style-name="T6">鑑界案因「土地面積過大」或「地界疑義，擬擴大測量範圍」須簽請展期者，請課長注意期限之適宜度，以維護申請人權益。</text:span><text:span text:style-name="T12"> <text:s/></text:span></text:p>
            </text:list-item>
          </text:list>
        </text:list-item>
        <text:list-item>
          <text:p text:style-name="P5">散會：下午2時45分</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標楷體" svg:font-family="標楷體" style:font-family-generic="script" style:font-pitch="fixed"/>
    <style:font-face style:name="1HoonSaemaulundong R" svg:font-family="'1HoonSaemaulundong 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新細明體1" svg:font-family="新細明體" style:font-family-generic="roman" style:font-pitch="variable"/>
    <style:font-face style:name="Arial" svg:font-family="Arial" style:font-family-generic="swiss" style:font-pitch="variable"/>
    <style:font-face style:name="Mangal" svg:font-family="Mangal" style:font-family-generic="system" style:font-pitch="variable"/>
    <style:font-face style:name="新細明體" svg:font-family="新細明體"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新細明體"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新細明體"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size="14pt" style:font-name-asian="標楷體"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zh" style:country-asian="TW"/>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span text:style-name="MT1"><text:page-count>3</text:page-count></text:span></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登記課 安樂地政</meta:initial-creator>
    <meta:creation-date>2016-06-29T13:28:16.62</meta:creation-date>
    <dc:date>2016-08-02T16:50:06.05</dc:date>
    <dc:creator>登記課 安樂地政</dc:creator>
    <meta:editing-duration>PT5H40M2S</meta:editing-duration>
    <meta:editing-cycles>16</meta:editing-cycles>
    <meta:generator>OpenOffice/4.1.2$Win32 OpenOffice.org_project/412m3$Build-9782</meta:generator>
    <meta:document-statistic meta:table-count="0" meta:image-count="0" meta:object-count="0" meta:page-count="3" meta:paragraph-count="36" meta:word-count="1289" meta:character-count="1406"/>
  </office:meta>
</office:document-meta>
</file>